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Visualizations using the attached csv files.</text:p>
      <text:p text:style-name="P1"/>
      <text:p text:style-name="P1">Customer</text:p>
      <text:p text:style-name="P1">Product</text:p>
      <text:p text:style-name="P1">Orders</text:p>
      <text:p text:style-name="P1">Order_line</text:p>
      <text:p text:style-name="P1"/>
      <text:list xml:id="list7956008913449591688" text:style-name="L1">
        <text:list-item>
          <text:p text:style-name="P2">Create a single chart to show Total sales and total quantity bought for each product .</text:p>
        </text:list-item>
        <text:list-item>
          <text:p text:style-name="P2">For the above chart, display only top 5 product details based on total sales.(Use calculations and filter)</text:p>
        </text:list-item>
      </text:list>
      <text:p text:style-name="P1"/>
      <text:list xml:id="list5625950104533102188" text:style-name="L2">
        <text:list-item>
          <text:p text:style-name="P3">Create a Heat Map to show number of orders made by each customer.</text:p>
        </text:list-item>
        <text:list-item>
          <text:p text:style-name="P3">Create a chart to show trend in buying number of products wrt month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50S</meta:editing-duration>
    <meta:editing-cycles>4</meta:editing-cycles>
    <meta:generator>OpenOffice/4.1.5$Win32 OpenOffice.org_project/415m1$Build-9789</meta:generator>
    <dc:date>2020-05-13T15:44:02.29</dc:date>
    <meta:document-statistic meta:table-count="0" meta:image-count="0" meta:object-count="0" meta:page-count="1" meta:paragraph-count="9" meta:word-count="74" meta:character-count="416"/>
    <meta:user-defined meta:name="Info 1"/>
    <meta:user-defined meta:name="Info 2"/>
    <meta:user-defined meta:name="Info 3"/>
    <meta:user-defined meta:name="Info 4"/>
  </office:meta>
</office:document-meta>
</file>